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style:text-underline-style="solid" style:text-underline-width="auto" style:text-underline-color="font-color" officeooo:rsid="00070bd8" officeooo:paragraph-rsid="00070bd8"/>
    </style:style>
    <style:style style:name="P2" style:family="paragraph" style:parent-style-name="Standard">
      <style:text-properties fo:language="es" fo:country="ES" officeooo:rsid="00070bd8" officeooo:paragraph-rsid="00070bd8"/>
    </style:style>
    <style:style style:name="P3" style:family="paragraph" style:parent-style-name="Standard">
      <style:text-properties fo:language="es" fo:country="ES" officeooo:rsid="00070bd8" officeooo:paragraph-rsid="00070bd8" fo:background-color="#2dd940"/>
    </style:style>
    <style:style style:name="P4" style:family="paragraph" style:parent-style-name="Standard">
      <style:text-properties officeooo:paragraph-rsid="000f574c"/>
    </style:style>
    <style:style style:name="P5" style:family="paragraph" style:parent-style-name="Standard">
      <style:text-properties fo:language="es" fo:country="ES" officeooo:rsid="000aa44d" officeooo:paragraph-rsid="000aa44d"/>
    </style:style>
    <style:style style:name="T1" style:family="text">
      <style:text-properties officeooo:rsid="000f574c"/>
    </style:style>
    <style:style style:name="T2" style:family="text">
      <style:text-properties fo:language="es" fo:country="ES" officeooo:rsid="000f574c" fo:background-color="transparent" loext:char-shading-value="0"/>
    </style:style>
    <style:style style:name="T3" style:family="text">
      <style:text-properties fo:language="es" fo:country="ES" officeooo:rsid="00070bd8" fo:background-color="transparent" loext:char-shading-value="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inición</text:p>
      <text:p text:style-name="P2"/>
      <text:p text:style-name="P3">Brain storming</text:p>
      <text:p text:style-name="P2"><text:span text:style-name="T1">C</text:span>asos de uso</text:p>
      <text:p text:style-name="P2">UML<text:tab/><text:tab/><text:tab/><text:tab/><text:tab/></text:p>
      <text:p text:style-name="P3">Diagrama de GANTT</text:p>
      <text:p text:style-name="P3"/>
      <text:p text:style-name="P4"><text:span text:style-name="T2">Evaluar</text:span><text:span text:style-name="T3"> la </text:span><text:span text:style-name="T4">fiabilidad</text:span> <text:span text:style-name="T3"><text:s/>y probabilidad del dataset</text:span></text:p>
      <text:p text:style-name="P2">_______________________________________________________________</text:p>
      <text:p text:style-name="P2"/>
      <text:p text:style-name="P1">Desarrollo</text:p>
      <text:p text:style-name="P2"/>
      <text:p text:style-name="P2">Desarrollo</text:p>
      <text:p text:style-name="P2">Testing</text:p>
      <text:p text:style-name="P2">Pruebas de desplegue</text:p>
      <text:p text:style-name="P2">_______________________________________________________________</text:p>
      <text:p text:style-name="P2"/>
      <text:p text:style-name="P1">Presentación</text:p>
      <text:p text:style-name="P1"/>
      <text:p text:style-name="P2">Diapositivas</text:p>
      <text:p text:style-name="P2"/>
      <text:p text:style-name="P2"/>
      <text:p text:style-name="P2"/>
      <text:p text:style-name="P5"><text:span text:style-name="T5">Dataset elegido</text:span>:</text:p>
      <text:p text:style-name="P5"/>
      <text:p text:style-name="P5">https://www.kaggle.com/datasets/fjcob1/idealista-madri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8T16:17:03.747096200</meta:creation-date>
    <dc:date>2026-04-13T16:41:59.208101700</dc:date>
    <meta:editing-duration>PT38M3S</meta:editing-duration>
    <meta:editing-cycles>5</meta:editing-cycles>
    <meta:generator>LibreOffice/25.8.5.2$Windows_X86_64 LibreOffice_project/9c8b85f387cc00a89945a79c9e6239f32e450ac2</meta:generator>
    <meta:document-statistic meta:table-count="0" meta:image-count="0" meta:object-count="0" meta:page-count="1" meta:paragraph-count="16" meta:word-count="30" meta:character-count="378" meta:non-whitespace-character-count="358"/>
  </office:meta>
</office:document-meta>
</file>